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c3d9" officeooo:paragraph-rsid="0007c3d9"/>
    </style:style>
    <style:style style:name="P2" style:family="paragraph" style:parent-style-name="Standard">
      <style:text-properties officeooo:rsid="00085150" officeooo:paragraph-rsid="00085150"/>
    </style:style>
    <style:style style:name="P3" style:family="paragraph" style:parent-style-name="Standard">
      <style:text-properties fo:font-weight="bold" officeooo:rsid="0009ba77" officeooo:paragraph-rsid="0009ba77" style:font-weight-asian="bold" style:font-weight-complex="bold"/>
    </style:style>
    <style:style style:name="P4" style:family="paragraph" style:parent-style-name="Standard">
      <style:text-properties fo:font-weight="normal" officeooo:rsid="000afb92" officeooo:paragraph-rsid="000afb92" style:font-weight-asian="normal" style:font-weight-complex="normal"/>
    </style:style>
    <style:style style:name="P5" style:family="paragraph" style:parent-style-name="Standard">
      <style:text-properties fo:font-weight="normal" officeooo:rsid="000b0576" officeooo:paragraph-rsid="000b0576" style:font-weight-asian="normal" style:font-weight-complex="normal"/>
    </style:style>
    <style:style style:name="P6" style:family="paragraph" style:parent-style-name="Standard">
      <style:text-properties fo:font-weight="normal" officeooo:rsid="000b984f" officeooo:paragraph-rsid="000b984f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2</text:p>
      <text:p text:style-name="P1">Pag 75</text:p>
      <text:p text:style-name="P1"/>
      <text:p text:style-name="P1">Los saltos bruscos tienen componentes en todas las frecuencias</text:p>
      <text:p text:style-name="P1">Butterworth y gaussiano es gradual</text:p>
      <text:p text:style-name="P1"/>
      <text:p text:style-name="P2">Paso alto <text:span text:style-name="T1">elimina</text:span> bajas frecuencias, quedando los bordes </text:p>
      <text:p text:style-name="P2"/>
      <text:p text:style-name="P3">5.Frontera como característica</text:p>
      <text:p text:style-name="P4"/>
      <text:p text:style-name="P4">Pixeles de frontera conjuntos conectados </text:p>
      <text:p text:style-name="P4"/>
      <text:p text:style-name="P5">Componente x e y , diferencia de dos pixeles para la derivada</text:p>
      <text:p text:style-name="P6"/>
      <text:p text:style-name="P6">Valor negativo grande en el centro y alrededor pequeños que lo igualen (sea 0)</text:p>
      <text:p text:style-name="P6"/>
      <text:p text:style-name="P6">106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2T12:30:30.975000000</dc:date>
    <meta:editing-duration>PT10M5S</meta:editing-duration>
    <meta:editing-cycles>2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10" meta:word-count="61" meta:character-count="378" meta:non-whitespace-character-count="325"/>
  </office:meta>
</office:document-meta>
</file>